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2BC0000041A916F751C.png"/>
  <manifest:file-entry manifest:media-type="image/png" manifest:full-path="Pictures/10000000000000B20000011C92C2735B.png"/>
  <manifest:file-entry manifest:media-type="image/png" manifest:full-path="Pictures/10000000000000E90000012FD3391CF2.png"/>
  <manifest:file-entry manifest:media-type="image/png" manifest:full-path="Pictures/10000000000000C6000000FE425DFA8D.png"/>
  <manifest:file-entry manifest:media-type="image/png" manifest:full-path="Pictures/10000000000001420000018DF5D94578.png"/>
  <manifest:file-entry manifest:media-type="image/png" manifest:full-path="Pictures/100000000000012C0000012C81841205.png"/>
  <manifest:file-entry manifest:media-type="image/png" manifest:full-path="Pictures/10000201000000B6000000E9385D88BE.png"/>
  <manifest:file-entry manifest:media-type="image/png" manifest:full-path="Pictures/1000000000000088000000A6DCD9B3B3.png"/>
  <manifest:file-entry manifest:media-type="image/png" manifest:full-path="Pictures/10000000000001980000024801CECCC4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10%" draw:red="0%" draw:green="0%" draw:blue="0%" fo:clip="rect(0cm, 0.535cm, 6.654cm, 1.27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561cm, 3.069cm, 1.078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73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85cm, 2.659cm, 4.328cm, 1.32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964cm, 2.554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138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77cm, 0.177cm, 3.543cm, 3.233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1.33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66" fo:font-family="'Arial Black'" style:font-family-generic="swiss" style:font-pitch="variable" fo:font-size="28pt" style:font-size-asian="28pt" style:font-size-complex="28pt"/>
    </style:style>
    <style:style style:name="P3" style:family="paragraph">
      <style:paragraph-properties fo:text-align="center"/>
      <style:text-properties fo:color="#eeeeee" fo:font-family="'Arial Black'" style:font-family-generic="swiss" style:font-pitch="variable" fo:font-size="28pt" style:font-size-asian="28pt" style:font-size-complex="28pt"/>
    </style:style>
    <style:style style:name="T1" style:family="text">
      <style:text-properties fo:color="#000066" fo:font-family="'Arial Black'" style:font-family-generic="swiss" style:font-pitch="variable" fo:font-size="28pt" style:font-size-asian="28pt" style:font-size-complex="28pt"/>
    </style:style>
    <style:style style:name="T2" style:family="text">
      <style:text-properties fo:color="#eeeeee" fo:font-family="'Arial Black'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55cm" svg:height="7.747cm" svg:x="2.27cm" svg:y="1cm">
          <draw:image xlink:href="Pictures/10000000000001980000024801CECCC4.png" xlink:type="simple" xlink:show="embed" xlink:actuate="onLoad">
            <text:p/>
          </draw:image>
        </draw:frame>
        <draw:frame draw:style-name="gr2" draw:text-style-name="P1" draw:layer="layout" svg:width="8.382cm" svg:height="7.874cm" svg:x="2.27cm" svg:y="9.128cm">
          <draw:image xlink:href="Pictures/10000201000000B6000000E9385D88BE.png" xlink:type="simple" xlink:show="embed" xlink:actuate="onLoad">
            <text:p/>
          </draw:image>
        </draw:frame>
        <draw:frame draw:style-name="gr3" draw:text-style-name="P2" draw:layer="layout" svg:width="7.856cm" svg:height="1.987cm" draw:transform="rotate (-0.006632251158764) translate (2.537cm 9.101cm)">
          <draw:text-box>
            <text:p text:style-name="P2"><text:span text:style-name="T1">Kinsolving</text:span></text:p>
          </draw:text-box>
        </draw:frame>
        <draw:frame draw:style-name="gr4" draw:text-style-name="P1" draw:layer="layout" svg:width="8.128cm" svg:height="7.747cm" svg:x="10.906cm" svg:y="1cm">
          <draw:image xlink:href="Pictures/10000000000001420000018DF5D94578.png" xlink:type="simple" xlink:show="embed" xlink:actuate="onLoad">
            <text:p/>
          </draw:image>
        </draw:frame>
        <draw:frame draw:style-name="gr3" draw:text-style-name="P3" draw:layer="layout" svg:width="4.128cm" svg:height="1.987cm" draw:transform="rotate (0.0116937059883598) translate (10.565cm 2.823cm)">
          <draw:text-box>
            <text:p text:style-name="P3"><text:span text:style-name="T2">Quin</text:span></text:p>
          </draw:text-box>
        </draw:frame>
        <draw:frame draw:style-name="gr5" draw:text-style-name="P1" draw:layer="layout" svg:width="8.89cm" svg:height="9.144cm" svg:x="10.779cm" svg:y="9.001cm">
          <draw:image xlink:href="Pictures/10000000000000E90000012FD3391CF2.png" xlink:type="simple" xlink:show="embed" xlink:actuate="onLoad">
            <text:p/>
          </draw:image>
        </draw:frame>
        <draw:frame draw:style-name="gr3" draw:text-style-name="P3" draw:layer="layout" svg:width="5.558cm" svg:height="1.987cm" draw:transform="rotate (-0.0104719755131513) translate (10.693cm 9.208cm)">
          <draw:text-box>
            <text:p text:style-name="P3"><text:span text:style-name="T2">Hines</text:span></text:p>
          </draw:text-box>
        </draw:frame>
        <draw:frame draw:style-name="gr6" draw:text-style-name="P1" draw:layer="layout" svg:width="7.493cm" svg:height="9.613cm" svg:x="1.889cm" svg:y="17.383cm">
          <draw:image xlink:href="Pictures/10000000000000C6000000FE425DFA8D.png" xlink:type="simple" xlink:show="embed" xlink:actuate="onLoad">
            <text:p/>
          </draw:image>
        </draw:frame>
        <draw:frame draw:style-name="gr7" draw:text-style-name="P3" draw:layer="layout" svg:width="6.823cm" svg:height="1.644cm" draw:transform="rotate (-0.00122173047758192) translate (2.203cm 25.004cm)">
          <draw:text-box>
            <text:p text:style-name="P3"><text:span text:style-name="T2">Richardson</text:span></text:p>
          </draw:text-box>
        </draw:frame>
        <draw:frame draw:style-name="gr8" draw:text-style-name="P1" draw:layer="layout" svg:width="9.124cm" svg:height="8.414cm" svg:x="11.307cm" svg:y="18.526cm">
          <draw:image xlink:href="Pictures/100000000000012C0000012C81841205.png" xlink:type="simple" xlink:show="embed" xlink:actuate="onLoad">
            <text:p/>
          </draw:image>
        </draw:frame>
        <draw:frame draw:style-name="gr9" draw:text-style-name="P3" draw:layer="layout" svg:width="7.795cm" svg:height="1.644cm" draw:transform="rotate (-0.00122173047758192) translate (11.512cm 22.911cm)">
          <draw:text-box>
            <text:p text:style-name="P3"><text:span text:style-name="T2">Benitez</text:span></text:p>
          </draw:text-box>
        </draw:frame>
        <draw:frame draw:style-name="gr6" draw:text-style-name="P1" draw:layer="layout" svg:width="5.493cm" svg:height="8.763cm" svg:x="24.749cm" svg:y="12.303cm">
          <draw:image xlink:href="Pictures/10000000000000B20000011C92C2735B.png" xlink:type="simple" xlink:show="embed" xlink:actuate="onLoad">
            <text:p/>
          </draw:image>
        </draw:frame>
        <draw:frame draw:style-name="gr3" draw:text-style-name="P2" draw:layer="layout" svg:width="7.856cm" svg:height="1.987cm" draw:transform="rotate (1.5699236621686) translate (23.201cm 20.937cm)">
          <draw:text-box>
            <text:p text:style-name="P2"><text:span text:style-name="T1">Payne</text:span></text:p>
          </draw:text-box>
        </draw:frame>
        <draw:frame draw:style-name="gr6" draw:text-style-name="P1" draw:layer="layout" svg:width="8.433cm" svg:height="10.294cm" svg:x="23.174cm" svg:y="22.971cm">
          <draw:image xlink:href="Pictures/1000000000000088000000A6DCD9B3B3.png" xlink:type="simple" xlink:show="embed" xlink:actuate="onLoad">
            <text:p/>
          </draw:image>
        </draw:frame>
        <draw:frame draw:style-name="gr6" draw:text-style-name="P1" draw:layer="layout" svg:width="14.605cm" svg:height="19.812cm" svg:x="-16.145cm" svg:y="15.732cm">
          <draw:image xlink:href="Pictures/10000000000002BC0000041A916F751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acie Middleton</meta:initial-creator>
    <meta:creation-date>2014-04-10T00:41:56</meta:creation-date>
    <dc:date>2014-04-10T04:53:14</dc:date>
    <dc:creator>Tracie Middleton</dc:creator>
    <meta:editing-duration>PT3H40M48S</meta:editing-duration>
    <meta:editing-cycles>2</meta:editing-cycles>
    <meta:generator>OpenOffice/4.0.1$Unix OpenOffice.org_project/401m5$Build-9714</meta:generator>
    <meta:document-statistic meta:object-count="15"/>
  </office:meta>
</office:document-meta>
</file>